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72pt" style:font-size-asian="63pt" style:font-size-complex="72pt"/>
    </style:style>
    <style:style style:name="P2" style:family="paragraph" style:parent-style-name="Standard">
      <style:paragraph-properties fo:text-align="center" style:justify-single-word="false"/>
      <style:text-properties fo:font-size="72pt" officeooo:rsid="001a16e0" officeooo:paragraph-rsid="001a16e0" style:font-size-asian="63pt" style:font-size-complex="72pt"/>
    </style:style>
    <style:style style:name="P3" style:family="paragraph" style:parent-style-name="Standard">
      <style:paragraph-properties fo:text-align="center" style:justify-single-word="false"/>
      <style:text-properties fo:font-size="12pt" officeooo:rsid="001a16e0" officeooo:paragraph-rsid="001a16e0" style:font-size-asian="10.5pt" style:font-size-complex="12pt"/>
    </style:style>
    <style:style style:name="P4" style:family="paragraph" style:parent-style-name="Standard">
      <style:paragraph-properties fo:text-align="start" style:justify-single-word="false"/>
      <style:text-properties fo:font-size="12pt" officeooo:rsid="001a16e0" officeooo:paragraph-rsid="001a16e0" style:font-size-asian="10.5pt" style:font-size-complex="12pt"/>
    </style:style>
    <style:style style:name="P5" style:family="paragraph" style:parent-style-name="Standard">
      <style:paragraph-properties fo:text-align="start" style:justify-single-word="false"/>
      <style:text-properties fo:font-size="12pt" officeooo:rsid="001a16e0" officeooo:paragraph-rsid="001aa70e" style:font-size-asian="10.5pt" style:font-size-complex="12pt"/>
    </style:style>
    <style:style style:name="P6" style:family="paragraph" style:parent-style-name="Standard">
      <style:paragraph-properties fo:text-align="start" style:justify-single-word="false"/>
      <style:text-properties fo:font-size="12pt" officeooo:rsid="001a16e0" officeooo:paragraph-rsid="001bf923" style:font-size-asian="10.5pt" style:font-size-complex="12pt"/>
    </style:style>
    <style:style style:name="P7" style:family="paragraph" style:parent-style-name="Standard">
      <style:paragraph-properties fo:text-align="start" style:justify-single-word="false"/>
      <style:text-properties fo:font-size="12pt" officeooo:rsid="001bf923" officeooo:paragraph-rsid="001bf923" style:font-size-asian="10.5pt" style:font-size-complex="12pt"/>
    </style:style>
    <style:style style:name="P8" style:family="paragraph" style:parent-style-name="Standard">
      <style:paragraph-properties fo:text-align="start" style:justify-single-word="false"/>
      <style:text-properties fo:font-size="12pt" officeooo:rsid="001d9da2" officeooo:paragraph-rsid="001d9da2" style:font-size-asian="10.5pt" style:font-size-complex="12pt"/>
    </style:style>
    <style:style style:name="P9" style:family="paragraph" style:parent-style-name="Standard">
      <style:text-properties officeooo:rsid="001d9da2" officeooo:paragraph-rsid="001d9da2"/>
    </style:style>
    <style:style style:name="T1" style:family="text">
      <style:text-properties officeooo:rsid="001aa70e"/>
    </style:style>
    <style:style style:name="T2" style:family="text">
      <style:text-properties officeooo:rsid="001bf923"/>
    </style:style>
    <style:style style:name="T3" style:family="text">
      <style:text-properties fo:font-size="12pt" style:font-size-asian="10.5pt" style:font-size-complex="12pt"/>
    </style:style>
    <style:style style:name="T4" style:family="text">
      <style:text-properties fo:font-size="12pt" officeooo:rsid="001bf923" style:font-size-asian="10.5pt" style:font-size-complex="12pt"/>
    </style:style>
    <style:style style:name="T5" style:family="text">
      <style:text-properties fo:font-size="12pt" officeooo:rsid="001d9da2"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
      <text:p text:style-name="P2">Programmer</text:p>
      <text:p text:style-name="P2">Manual</text:p>
      <text:p text:style-name="P2"/>
      <text:p text:style-name="P2"/>
      <text:p text:style-name="P3"/>
      <text:p text:style-name="P3"/>
      <text:p text:style-name="P3"/>
      <text:p text:style-name="P3"/>
      <text:p text:style-name="P3"/>
      <text:p text:style-name="P3"/>
      <text:p text:style-name="P3"/>
      <text:p text:style-name="P3"><text:soft-page-break/>Programmer Manual</text:p>
      <text:p text:style-name="P3">Football Frenzy</text:p>
      <text:p text:style-name="P4">1.<text:tab/>Problem Description</text:p>
      <text:p text:style-name="P4"><text:tab/>This program keeps track of NFL standings and allows editing and retrieval of previous standings by the user. A doubly linked list is used to store all of the data for the teams. The user can add, delete, and edit teams, as well as simulate games. The standings are kept sorted after any user operations first by division, then by win percentage, and finally alphabetically by team name. If the user chooses, the updated standings can be saved into a file which can be read back into this program. </text:p>
      <text:p text:style-name="P4"/>
      <text:p text:style-name="P4">1.1<text:tab/>On Using a Doubly Linked List</text:p>
      <text:p text:style-name="P5"><text:tab/>The backing storage for all of the teams is the stl::list. This is a doubly linked, dynamically allocated list which allows for efficient traversal and sorting. The doubly linked feature occurs and is used primarily in the sorting functionality, <text:span text:style-name="T1">where the list is traversed both forwards and backwards.</text:span></text:p>
      <text:p text:style-name="P5"><text:span text:style-name="T1"><text:tab/>Backwards traversal in a singly linked list is much more inefficient, due to being forced to go all the way to the end of the list to get back to the beginning and start over. The doubly linked list allows for the standings to be traversed both forwards and backwards efficiently, which allows for more efficient searches and sorts.</text:span></text:p>
      <text:p text:style-name="P5"><text:tab/><text:span text:style-name="T1">Using an array or a vector for this project has a few pros and cons. The pros are that arrays and vectors are random element access, allowing for constant time retrieval of data. They are much worse than linked lists though at inserting in the front or the middle of the data, due to each element needing to be shifted over. The linked list allows insertion at any point in the list efficiently.</text:span></text:p>
      <text:p text:style-name="P5"/>
      <text:p text:style-name="P7">2.<text:tab/>Data Types and Classes</text:p>
      <text:p text:style-name="P6"><text:tab/><text:span text:style-name="T2">The data types used in this program fall into two categories: predefined data types and</text:span></text:p>
      <text:p text:style-name="P7">programmer-defined data types. The following subsections address the data types used.</text:p>
      <text:p text:style-name="P7"/>
      <text:p text:style-name="P7">2.1<text:tab/>int (predefined type)</text:p>
      <text:p text:style-name="P7"/>
      <text:p text:style-name="P7">Variables:</text:p>
      <text:p text:style-name="P7"><text:tab/>input<text:tab/><text:tab/><text:tab/>user input for the main menu</text:p>
      <text:p text:style-name="P7"><text:tab/>buffer<text:tab/><text:tab/><text:tab/>the maximum size of a name</text:p>
      <text:p text:style-name="P7"><text:tab/>currentDiv<text:tab/><text:tab/>the current division to be printed</text:p>
      <text:p text:style-name="P7"><text:tab/>wins<text:tab/><text:tab/><text:tab/>number of a teams wins</text:p>
      <text:p text:style-name="P7"><text:tab/>losses<text:tab/><text:tab/><text:tab/>number of a teams losses</text:p>
      <text:p text:style-name="P7"><text:tab/>ties<text:tab/><text:tab/><text:tab/>number of a teams ties</text:p>
      <text:p text:style-name="P7"><text:tab/>divNum<text:tab/><text:tab/>division a team is in</text:p>
      <text:p text:style-name="P7"/>
      <text:p text:style-name="P7">2.2<text:tab/>char (predefined type)</text:p>
      <text:p text:style-name="P7"/>
      <text:p text:style-name="P7">Variables:</text:p>
      <text:p text:style-name="P7"><text:tab/>name[]<text:tab/><text:tab/><text:tab/>team name</text:p>
      <text:p text:style-name="P7"><text:tab/>confName[]<text:tab/><text:tab/>conference name</text:p>
      <text:p text:style-name="P7"><text:tab/>divName[]<text:tab/><text:tab/>division name</text:p>
      <text:p text:style-name="P7"/>
      <text:p text:style-name="P7">2.3<text:tab/>string (predefined type)</text:p>
      <text:p text:style-name="P7"/>
      <text:p text:style-name="P7">Variables:</text:p>
      <text:p text:style-name="P7"><text:tab/>inFileName<text:tab/><text:tab/>name of the input file</text:p>
      <text:p text:style-name="P7"><text:tab/>outFileName<text:tab/><text:tab/>name of the output file</text:p>
      <text:p text:style-name="P7"><text:soft-page-break/><text:tab/>dateStr<text:tab/><text:tab/><text:tab/>date to be written to the output file</text:p>
      <text:p text:style-name="P7"/>
      <text:p text:style-name="P7">2.4<text:tab/>ifstream (predefined type)</text:p>
      <text:p text:style-name="P7"/>
      <text:p text:style-name="P7">Variables:</text:p>
      <text:p text:style-name="P7"><text:tab/>inFile<text:tab/><text:tab/><text:tab/>input file</text:p>
      <text:p text:style-name="P7"/>
      <text:p text:style-name="P7">2.5<text:tab/>ofstream (predefined type)</text:p>
      <text:p text:style-name="P7"/>
      <text:p text:style-name="P7">Variables:</text:p>
      <text:p text:style-name="P7"><text:tab/>outFile<text:tab/><text:tab/><text:tab/>output file</text:p>
      <text:p text:style-name="P7"/>
      <text:p text:style-name="P7">2.6<text:tab/>double (predefined type)</text:p>
      <text:p text:style-name="P7"/>
      <text:p text:style-name="P7">Variables:</text:p>
      <text:p text:style-name="P7"><text:tab/>winPercentage<text:tab/><text:tab/>the win percentage of a team</text:p>
      <text:p text:style-name="P7"/>
      <text:p text:style-name="P7">2.7<text:tab/>Standings (programmer-defined type)</text:p>
      <text:p text:style-name="P7"/>
      <text:p text:style-name="P7">This class has:</text:p>
      <text:p text:style-name="P7"><text:tab/>Data members: <text:tab/>list&lt;team&gt; li</text:p>
      <text:p text:style-name="P7"><text:tab/><text:tab/><text:tab/><text:tab/>bool isEmpty</text:p>
      <text:p text:style-name="P7"/>
      <text:p text:style-name="P7"><text:tab/>Member functions:<text:tab/>Standings</text:p>
      <text:p text:style-name="P7"><text:tab/><text:tab/><text:tab/><text:tab/>print</text:p>
      <text:p text:style-name="P7"><text:tab/><text:tab/><text:tab/><text:tab/>init</text:p>
      <text:p text:style-name="P7"><text:tab/><text:tab/><text:tab/><text:tab/>addTeam</text:p>
      <text:p text:style-name="P7"><text:tab/><text:tab/><text:tab/><text:tab/>deleteTeam</text:p>
      <text:p text:style-name="P7"><text:tab/><text:tab/><text:tab/><text:tab/>playGame</text:p>
      <text:p text:style-name="P7"><text:tab/><text:tab/><text:tab/><text:tab/>output</text:p>
      <text:p text:style-name="P7"><text:tab/><text:tab/><text:tab/><text:tab/>editTeam</text:p>
      <text:p text:style-name="P7"><text:tab/><text:tab/><text:tab/><text:tab/>initDivision</text:p>
      <text:p text:style-name="P7"><text:tab/><text:tab/><text:tab/><text:tab/>isConfGame</text:p>
      <text:p text:style-name="P7"><text:tab/><text:tab/><text:tab/><text:tab/>isDivGame</text:p>
      <text:p text:style-name="P7"><text:tab/><text:tab/><text:tab/><text:tab/>updateWinPercent</text:p>
      <text:p text:style-name="P7"><text:tab/><text:tab/><text:tab/><text:tab/>standingsSort</text:p>
      <text:p text:style-name="P7"><text:tab/><text:tab/><text:tab/><text:tab/>deleteList</text:p>
      <text:p text:style-name="P7"><text:tab/><text:tab/><text:tab/><text:tab/>validatedInput</text:p>
      <text:p text:style-name="P7"/>
      <text:p text:style-name="P7">See the programmer manual for the Standings class for more details</text:p>
      <text:p text:style-name="P7"/>
      <text:p text:style-name="P8">2.8<text:tab/>Record (programmer-defined type)</text:p>
      <text:p text:style-name="P8"/>
      <text:p text:style-name="P8">This struct has:</text:p>
      <text:p text:style-name="P8"><text:tab/>Data members:<text:tab/>int wins</text:p>
      <text:p text:style-name="P8"><text:tab/><text:tab/><text:tab/><text:tab/>int losses</text:p>
      <text:p text:style-name="P8"><text:tab/><text:tab/><text:tab/><text:tab/>int ties</text:p>
      <text:p text:style-name="P8"/>
      <text:p text:style-name="P8"/>
      <text:p text:style-name="P8"><text:soft-page-break/></text:p>
      <text:p text:style-name="P8"/>
      <text:p text:style-name="P7">2.9<text:tab/>Team (programmer-defined type)</text:p>
      <text:p text:style-name="P7"/>
      <text:p text:style-name="P7">This struct has:</text:p>
      <text:p text:style-name="P7"><text:tab/>Data members:<text:tab/>char [] name</text:p>
      <text:p text:style-name="P7"><text:tab/><text:tab/><text:tab/><text:tab/>Record total</text:p>
      <text:p text:style-name="Standard"><text:span text:style-name="T4"><text:tab/><text:tab/><text:tab/><text:tab/>Record home</text:span></text:p>
      <text:p text:style-name="Standard"><text:span text:style-name="T4"><text:tab/><text:tab/><text:tab/><text:tab/>Record away</text:span></text:p>
      <text:p text:style-name="Standard"><text:span text:style-name="T4"><text:tab/><text:tab/><text:tab/><text:tab/>Record division</text:span></text:p>
      <text:p text:style-name="Standard"><text:span text:style-name="T4"><text:tab/><text:tab/><text:tab/><text:tab/>Record conference</text:span></text:p>
      <text:p text:style-name="Standard"><text:span text:style-name="T4"><text:tab/><text:tab/><text:tab/><text:tab/>int divNum</text:span></text:p>
      <text:p text:style-name="Standard"><text:span text:style-name="T4"><text:tab/><text:tab/><text:tab/>double winPercent</text:span></text:p>
      <text:p text:style-name="Standard"><text:span text:style-name="T4"><text:tab/><text:tab/><text:tab/>char [] confName</text:span></text:p>
      <text:p text:style-name="Standard"><text:span text:style-name="T4"><text:tab/><text:tab/><text:tab/>char [] divName</text:span></text:p>
      <text:p text:style-name="Standard"><text:span text:style-name="T4"/></text:p>
      <text:p text:style-name="Standard"><text:span text:style-name="T4"><text:tab/></text:span><text:span text:style-name="T5">Member functions:<text:tab/>operator overload &lt;</text:span></text:p>
      <text:p text:style-name="Standard"><text:span text:style-name="T5"/></text:p>
      <text:p text:style-name="P9"><text:span text:style-name="T3">3. High Level Program Solution</text:span></text:p>
      <text:p text:style-name="P9"><text:span text:style-name="T3"/></text:p>
      <text:p text:style-name="P9"><text:span text:style-name="T3">Main Program</text:span></text:p>
      <text:p text:style-name="P9"><text:span text:style-name="T3">Print the title</text:span></text:p>
      <text:p text:style-name="P9"><text:span text:style-name="T3">Get the file with the initial data holding the NFL standings</text:span></text:p>
      <text:p text:style-name="P9"><text:span text:style-name="T3">Create the Standings object and populate the linked list with the data from the input file</text:span></text:p>
      <text:p text:style-name="P9"><text:span text:style-name="T3">Print the menu</text:span></text:p>
      <text:p text:style-name="P9"><text:span text:style-name="T3">Prompt the user for input </text:span></text:p>
      <text:p text:style-name="P9"><text:span text:style-name="T3"/></text:p>
      <text:p text:style-name="P9"><text:span text:style-name="T3">Call member classes from the Standings class for the input option:</text:span></text:p>
      <text:p text:style-name="P9"><text:span text:style-name="T3"><text:tab/>1. Print the menu</text:span></text:p>
      <text:p text:style-name="P9"><text:span text:style-name="T3"><text:tab/>2. Add a team</text:span></text:p>
      <text:p text:style-name="P9"><text:span text:style-name="T3"><text:tab/>3. Delete a team</text:span></text:p>
      <text:p text:style-name="P9"><text:span text:style-name="T3"><text:tab/>4. Play a game</text:span></text:p>
      <text:p text:style-name="P9"><text:span text:style-name="T3"><text:tab/>5. Edit a team</text:span></text:p>
      <text:p text:style-name="P9"><text:span text:style-name="T3"><text:tab/>6. Output results to a file</text:span></text:p>
      <text:p text:style-name="P9"><text:span text:style-name="T3"><text:tab/>7. Read in a different file</text:span></text:p>
      <text:p text:style-name="P9"><text:span text:style-name="T3"><text:tab/>8. Print the title again</text:span></text:p>
      <text:p text:style-name="P9"><text:span text:style-name="T3"><text:tab/>9. Exit the program</text:span></text:p>
      <text:p text:style-name="P9"><text:span text:style-name="T3"/></text:p>
      <text:p text:style-name="P9"><text:span text:style-name="T3">function makeSelection()</text:span></text:p>
      <text:p text:style-name="P9"><text:span text:style-name="T3"><text:tab/>The primary functionality of the program. Prompts the user for input and handles all appropriate <text:tab/>function calls from the menu</text:span></text:p>
      <text:p text:style-name="P9"><text:span text:style-name="T3"/></text:p>
      <text:p text:style-name="P9"><text:span text:style-name="T3">function printMenu()</text:span></text:p>
      <text:p text:style-name="P9"><text:span text:style-name="T3"><text:tab/>Print the menu options along with the corresponding integer selections, along with a prompt for</text:span></text:p>
      <text:p text:style-name="P9"><text:span text:style-name="T3"><text:tab/>the user to input their option</text:span></text:p>
      <text:p text:style-name="P9"><text:span text:style-name="T3"/></text:p>
      <text:p text:style-name="P9"><text:span text:style-name="T3">function printTitle()</text:span></text:p>
      <text:p text:style-name="P9"><text:span text:style-name="T3"><text:tab/>Print the title screen art</text:span></text:p>
      <text:p text:style-name="P9"><text:span text:style-name="T3"/></text:p>
      <text:p text:style-name="P9"><text:soft-page-break/><text:span text:style-name="T3">4.<text:tab/>Limitations and Suggestions</text:span></text:p>
      <text:p text:style-name="P9"><text:span text:style-name="T3"><text:tab/>This program is limited by the user keeping track of the NFL standings in reality. If they input incorrect data, the standings will then be incorrect. The teams are also sorted a specific way. The program could be extended to allow the user to choose to sort the teams by a different parameter, such as number of total wins, or have the teams not sorted by conference and division in order to see the standings of the entire NFL in a sorted manner.</text:span></text:p>
      <text:p text:style-name="P7"/>
      <text:p text:style-name="P7"><text:tab/></text:p>
      <text:p text:style-name="P7"><text:tab/></text:p>
      <text:p text:style-name="P4"/>
      <text:p text:style-name="P4"><text:tab/></text:p>
      <text:p text:style-name="P4"/>
      <text:p text:style-name="P4"><text:tab/></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8T07:56:42.217000000</meta:creation-date>
    <dc:date>2018-11-08T09:00:25.520000000</dc:date>
    <meta:editing-duration>PT16M32S</meta:editing-duration>
    <meta:editing-cycles>2</meta:editing-cycles>
    <meta:generator>LibreOffice/4.4.4.3$Windows_x86 LibreOffice_project/2c39ebcf046445232b798108aa8a7e7d89552ea8</meta:generator>
    <meta:document-statistic meta:table-count="0" meta:image-count="0" meta:object-count="0" meta:page-count="5" meta:paragraph-count="109" meta:word-count="763" meta:character-count="4657" meta:non-whitespace-character-count="3825"/>
  </office:meta>
</office:document-meta>
</file>